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paragraph-rsid="001376c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officeooo:rsid="000c1189"/>
    </style:style>
    <style:style style:name="T2" style:family="text">
      <style:text-properties fo:font-style="normal" style:text-underline-style="none" fo:font-weight="normal" officeooo:rsid="000c1189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dbb96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376c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376cd" style:font-style-asian="normal" style:font-weight-asian="normal" style:font-style-complex="normal" style:font-weight-complex="normal"/>
    </style:style>
    <style:style style:name="T6" style:family="text">
      <style:text-properties fo:font-weight="normal" officeooo:rsid="001376cd" style:font-weight-asian="normal" style:font-weight-complex="normal"/>
    </style:style>
    <style:style style:name="T7" style:family="text">
      <style:text-properties officeooo:rsid="001376c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/text:span><text:span text:style-name="T1">Einteilungsmöglichkeiten der Software:</text:span></text:p>
      <text:p text:style-name="P1"><text:span text:style-name="T1"/></text:p>
      <text:p text:style-name="P3"><draw:rect text:anchor-type="paragraph" draw:z-index="25" draw:style-name="gr1" draw:text-style-name="P6" svg:width="0.7087in" svg:height="1.8024in" svg:x="6.7634in" svg:y="4.9299in"><text:p text:style-name="P6"><text:span text:style-name="T8">Technisch-</text:span></text:p><text:p text:style-name="P6"><text:span text:style-name="T8">Bzw.</text:span></text:p><text:p text:style-name="P6"><text:span text:style-name="T8">Wiss,</text:span></text:p><text:p text:style-name="P6"><text:span text:style-name="T8">Software</text:span></text:p></draw:rect><draw:rect text:anchor-type="paragraph" draw:z-index="24" draw:style-name="gr1" draw:text-style-name="P6" svg:width="0.7398in" svg:height="1.7815in" svg:x="5.9402in" svg:y="4.9402in"><text:p text:style-name="P6"><text:span text:style-name="T8">Branchen-</text:span></text:p><text:p text:style-name="P6"><text:span text:style-name="T8">Soft-</text:span></text:p><text:p text:style-name="P6"><text:span text:style-name="T8">ware</text:span></text:p></draw:rect><draw:rect text:anchor-type="paragraph" draw:z-index="23" draw:style-name="gr1" draw:text-style-name="P6" svg:width="0.8752in" svg:height="1.7815in" svg:x="4.9925in" svg:y="4.9402in"><text:p text:style-name="P6"><text:span text:style-name="T8">Kommer-</text:span></text:p><text:p text:style-name="P6"><text:span text:style-name="T8">Zielle-</text:span></text:p><text:p text:style-name="P6"><text:span text:style-name="T8">Software</text:span></text:p></draw:rect><draw:rect text:anchor-type="paragraph" draw:z-index="22" draw:style-name="gr1" draw:text-style-name="P6" svg:width="0.9689in" svg:height="1.7815in" svg:x="3.9402in" svg:y="4.9299in"><text:p text:style-name="P6"><text:span text:style-name="T8">Standard-</text:span></text:p><text:p text:style-name="P6"><text:span text:style-name="T8">Soft-</text:span></text:p><text:p text:style-name="P6"><text:span text:style-name="T8">ware</text:span></text:p></draw:rect><draw:line text:anchor-type="paragraph" draw:z-index="21" draw:style-name="gr2" draw:text-style-name="P5" svg:x1="5.9508in" svg:y1="4.878in" svg:x2="7.461in" svg:y2="4.878in"><text:p/></draw:line><draw:line text:anchor-type="paragraph" draw:z-index="20" draw:style-name="gr2" draw:text-style-name="P5" svg:x1="5.9508in" svg:y1="4.878in" svg:x2="3.9508in" svg:y2="4.878in"><text:p/></draw:line><draw:line text:anchor-type="paragraph" draw:z-index="19" draw:style-name="gr2" draw:text-style-name="P5" svg:x1="5.9508in" svg:y1="3.7839in" svg:x2="5.9508in" svg:y2="4.8776in"><text:p/></draw:line><draw:rect text:anchor-type="paragraph" draw:z-index="18" draw:style-name="gr1" draw:text-style-name="P6" svg:width="0.9067in" svg:height="1.4378in" svg:x="5.4299in" svg:y="2.3465in"><text:p text:style-name="P6"><text:span text:style-name="T8">Problem-</text:span></text:p><text:p text:style-name="P6"><text:span text:style-name="T8">Und</text:span></text:p><text:p text:style-name="P6"><text:span text:style-name="T8">Branchen-</text:span></text:p><text:p text:style-name="P6"><text:span text:style-name="T8">orientiert</text:span></text:p></draw:rect><draw:line text:anchor-type="paragraph" draw:z-index="17" draw:style-name="gr2" draw:text-style-name="P5" svg:x1="5.8882in" svg:y1="1.5236in" svg:x2="5.8882in" svg:y2="2.3465in"><text:p/></draw:line><draw:rect text:anchor-type="paragraph" draw:z-index="16" draw:style-name="gr1" draw:text-style-name="P6" svg:width="0.6043in" svg:height="1.8024in" svg:x="3.7945in" svg:y="1.961in"><text:p text:style-name="P6"><text:span text:style-name="T8">Program-</text:span></text:p><text:p text:style-name="P6"><text:span text:style-name="T8">Mier-</text:span></text:p><text:p text:style-name="P6"><text:span text:style-name="T8">sprachen</text:span></text:p></draw:rect><draw:line text:anchor-type="paragraph" draw:z-index="15" draw:style-name="gr2" draw:text-style-name="P5" svg:x1="3.5965in" svg:y1="1.878in" svg:x2="4.3882in" svg:y2="1.878in"><text:p/></draw:line><draw:rect text:anchor-type="paragraph" draw:z-index="14" draw:style-name="gr1" draw:text-style-name="P6" svg:width="0.7398in" svg:height="1.8232in" svg:x="2.9299in" svg:y="1.9717in"><text:p text:style-name="P6"><text:span text:style-name="T8">Über-</text:span></text:p><text:p text:style-name="P6"><text:span text:style-name="T8">Setzungs-</text:span></text:p><text:p text:style-name="P6"><text:span text:style-name="T8">Pro-</text:span></text:p><text:p text:style-name="P6"><text:span text:style-name="T8">gramme</text:span></text:p></draw:rect><draw:rect text:anchor-type="paragraph" draw:z-index="13" draw:style-name="gr1" draw:text-style-name="P6" svg:width="0.9067in" svg:height="1.8232in" svg:x="1.9091in" svg:y="1.961in"><text:p text:style-name="P6"><text:span text:style-name="T8">Software-</text:span></text:p><text:p text:style-name="P6"><text:span text:style-name="T8">Werk-</text:span></text:p><text:p text:style-name="P6"><text:span text:style-name="T8">Zeuge</text:span></text:p></draw:rect><draw:rect text:anchor-type="paragraph" draw:z-index="12" draw:style-name="gr1" draw:text-style-name="P5" svg:width="0.9067in" svg:height="1.8232in" svg:x="0.8465in" svg:y="1.9508in"><text:p text:style-name="P5"><text:span text:style-name="T9">Dienst-</text:span></text:p><text:p text:style-name="P5"><text:span text:style-name="T9">Und</text:span></text:p><text:p text:style-name="P5"><text:span text:style-name="T9">Hilfsprogramme</text:span></text:p><text:p text:style-name="P5"/></draw:rect><draw:rect text:anchor-type="paragraph" draw:z-index="11" draw:style-name="gr1" draw:text-style-name="P6" svg:width="0.9795in" svg:height="1.865in" svg:x="-0.3201in" svg:y="1.9299in"><text:p text:style-name="P6"><text:span text:style-name="T8">Betriebssystem</text:span></text:p></draw:rect><draw:line text:anchor-type="paragraph" draw:z-index="10" draw:style-name="gr2" draw:text-style-name="P5" svg:x1="1.2736in" svg:y1="1.878in" svg:x2="3.5965in" svg:y2="1.878in"><text:p/></draw:line><draw:line text:anchor-type="paragraph" draw:z-index="9" draw:style-name="gr2" draw:text-style-name="P5" svg:x1="1.2736in" svg:y1="1.878in" svg:x2="-0.3307in" svg:y2="1.878in"><text:p/></draw:line><draw:line text:anchor-type="paragraph" draw:z-index="8" draw:style-name="gr2" draw:text-style-name="P5" svg:x1="1.2736in" svg:y1="1.5339in" svg:x2="1.2736in" svg:y2="1.8776in"><text:p/></draw:line><draw:line text:anchor-type="paragraph" draw:z-index="7" draw:style-name="gr2" draw:text-style-name="P5" svg:x1="4.9299in" svg:y1="1.0965in" svg:x2="4.9299in" svg:y2="1.1902in"><text:p/></draw:line><draw:rect text:anchor-type="paragraph" draw:z-index="6" draw:style-name="gr1" draw:text-style-name="P6" svg:width="2.563in" svg:height="0.3335in" svg:x="4.5654in" svg:y="1.1902in"><text:p text:style-name="P6"><text:span text:style-name="T8">Anwendungssoftware</text:span></text:p></draw:rect><draw:line text:anchor-type="paragraph" draw:z-index="5" draw:style-name="gr2" draw:text-style-name="P5" svg:x1="1.6071in" svg:y1="1.0965in" svg:x2="1.6071in" svg:y2="1.1591in"><text:p/></draw:line><draw:rect text:anchor-type="paragraph" draw:z-index="4" draw:style-name="gr1" draw:text-style-name="P6" svg:width="2.6043in" svg:height="0.3752in" svg:x="0.0236in" svg:y="1.1591in"><text:p text:style-name="P6"><text:span text:style-name="T8">Betriebssoftware (Systemsoftware)</text:span></text:p></draw:rect><draw:line text:anchor-type="paragraph" draw:z-index="3" draw:style-name="gr2" draw:text-style-name="P5" svg:x1="3.3469in" svg:y1="1.0965in" svg:x2="1.6071in" svg:y2="1.0965in"><text:p/></draw:line><draw:line text:anchor-type="paragraph" draw:z-index="2" draw:style-name="gr2" draw:text-style-name="P5" svg:x1="3.3465in" svg:y1="1.0965in" svg:x2="4.9299in" svg:y2="1.0965in"><text:p/></draw:line><draw:line text:anchor-type="paragraph" draw:z-index="1" draw:style-name="gr2" draw:text-style-name="P5" svg:x1="3.3465in" svg:y1="0.5862in" svg:x2="3.3465in" svg:y2="1.0965in"><text:p/></draw:line><draw:rect text:anchor-type="paragraph" draw:z-index="0" draw:style-name="gr1" draw:text-style-name="P5" svg:width="1.7398in" svg:height="0.365in" svg:x="2.5134in" svg:y="0.2217in"><text:p text:style-name="P5">Software</text:p></draw:rect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line text:anchor-type="paragraph" draw:z-index="30" draw:style-name="gr2" draw:text-style-name="P5" svg:x1="0.1902in" svg:y1="0.0717in" svg:x2="0.1902in" svg:y2="0.1236in"><text:p/></draw:line><draw:line text:anchor-type="paragraph" draw:z-index="31" draw:style-name="gr2" draw:text-style-name="P5" svg:x1="1.2736in" svg:y1="0.0717in" svg:x2="1.2736in" svg:y2="0.1445in"><text:p/></draw:line><draw:line text:anchor-type="paragraph" draw:z-index="32" draw:style-name="gr2" draw:text-style-name="P5" svg:x1="2.3882in" svg:y1="0.0717in" svg:x2="2.3882in" svg:y2="0.1551in"><text:p/></draw:line><draw:line text:anchor-type="paragraph" draw:z-index="33" draw:style-name="gr2" draw:text-style-name="P5" svg:x1="3.3154in" svg:y1="0.0717in" svg:x2="3.3154in" svg:y2="0.1654in"><text:p/></draw:line><draw:line text:anchor-type="paragraph" draw:z-index="34" draw:style-name="gr2" draw:text-style-name="P5" svg:x1="4.1382in" svg:y1="0.0717in" svg:x2="4.1382in" svg:y2="0.1551in"><text:p/></draw:lin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line text:anchor-type="paragraph" draw:z-index="26" draw:style-name="gr2" draw:text-style-name="P5" svg:x1="4.4193in" svg:y1="0.061in" svg:x2="4.4193in" svg:y2="0.113in"><text:p/></draw:line><draw:line text:anchor-type="paragraph" draw:z-index="27" draw:style-name="gr2" draw:text-style-name="P5" svg:x1="5.4193in" svg:y1="0.061in" svg:x2="5.4193in" svg:y2="0.1236in"><text:p/></draw:line><draw:line text:anchor-type="paragraph" draw:z-index="28" draw:style-name="gr2" draw:text-style-name="P5" svg:x1="6.3256in" svg:y1="0.061in" svg:x2="6.3256in" svg:y2="0.1236in"><text:p/></draw:line><draw:line text:anchor-type="paragraph" draw:z-index="29" draw:style-name="gr2" draw:text-style-name="P5" svg:x1="7.2008in" svg:y1="0.061in" svg:x2="7.2008in" svg:y2="0.113in"><text:p/></draw:lin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4"><text:tab/><text:tab/><text:tab/><text:tab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<text:tab/><text:tab/><text:tab/><text:tab/></text:span><text:span text:style-name="T7">Einordnung und Rolle des Betriebssystems </text:span></text:p>
      <text:p text:style-name="P2"><draw:custom-shape text:anchor-type="paragraph" draw:z-index="38" draw:style-name="gr4" draw:text-style-name="P5" svg:width="1.4776in" svg:height="1.7531in" draw:transform="rotate (0.651880475619882) translate (3.42013888888889in 0.940277777777778in)"><text:p text:style-name="P5">Sofware</text:p><draw:enhanced-geometry svg:viewBox="0 0 21600 21600" draw:type="rectangle" draw:enhanced-path="M 0 0 L 21600 0 21600 21600 0 21600 0 0 Z N"/></draw:custom-shape><draw:custom-shape text:anchor-type="paragraph" draw:z-index="37" draw:style-name="gr4" draw:text-style-name="P5" svg:width="1.5217in" svg:height="1.7657in" draw:transform="rotate (-0.654498469497874) translate (2.21597222222222in 0.00972222222222222in)"><text:p text:style-name="P5">Hardware</text:p><draw:enhanced-geometry svg:viewBox="0 0 21600 21600" draw:type="rectangle" draw:enhanced-path="M 0 0 L 21600 0 21600 21600 0 21600 0 0 Z N"/></draw:custom-shap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draw:custom-shape text:anchor-type="paragraph" draw:z-index="35" draw:style-name="gr3" svg:width="2.1461in" svg:height="1.4067in" svg:x="2.3362in" svg:y="0.0693in"><text:p>Betriebssystem</text:p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7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custom-shape text:anchor-type="paragraph" draw:z-index="36" draw:style-name="gr4" draw:text-style-name="P5" svg:width="2.1461in" svg:height="1.5106in" svg:x="2.3362in" svg:y="0.0571in"><text:p text:style-name="P5">Mensch</text:p><draw:enhanced-geometry svg:viewBox="0 0 21600 21600" draw:type="rectangle" draw:enhanced-path="M 0 0 L 21600 0 21600 21600 0 21600 0 0 Z N"/></draw:custom-shape><text:span text:style-name="T1"/></text:p>
      <text:p text:style-name="P3"><text:span text:style-name="T1"/></text:p>
      <text:p text:style-name="P4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2-10-04T13:45:47</meta:creation-date>
    <dc:date>2012-10-04T14:30:05</dc:date>
    <dc:creator>root </dc:creator>
    <meta:editing-duration>PT29M9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2" meta:paragraph-count="3" meta:word-count="8" meta:character-count="91" meta:non-whitespace-character-count="72"/>
  </office:meta>
</office:document-meta>
</file>